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5250" officeooo:paragraph-rsid="000d5250"/>
    </style:style>
    <style:style style:name="P2" style:family="paragraph" style:parent-style-name="Standard">
      <style:text-properties officeooo:rsid="001073b7" officeooo:paragraph-rsid="001073b7"/>
    </style:style>
    <style:style style:name="P3" style:family="paragraph" style:parent-style-name="Standard">
      <style:text-properties officeooo:rsid="00111cb0" officeooo:paragraph-rsid="00111cb0"/>
    </style:style>
    <style:style style:name="P4" style:family="paragraph" style:parent-style-name="Standard">
      <style:text-properties officeooo:rsid="0012266a" officeooo:paragraph-rsid="0012266a"/>
    </style:style>
    <style:style style:name="P5" style:family="paragraph" style:parent-style-name="Standard">
      <style:text-properties officeooo:rsid="0012bd2f" officeooo:paragraph-rsid="0012bd2f"/>
    </style:style>
    <style:style style:name="P6" style:family="paragraph" style:parent-style-name="Standard">
      <style:text-properties officeooo:rsid="001952c9" officeooo:paragraph-rsid="001952c9"/>
    </style:style>
    <style:style style:name="P7" style:family="paragraph" style:parent-style-name="Standard">
      <style:text-properties officeooo:rsid="001ac7e8" officeooo:paragraph-rsid="001ac7e8"/>
    </style:style>
    <style:style style:name="P8" style:family="paragraph" style:parent-style-name="Standard" style:list-style-name="L1">
      <style:text-properties officeooo:rsid="001073b7" officeooo:paragraph-rsid="001073b7"/>
    </style:style>
    <style:style style:name="P9" style:family="paragraph" style:parent-style-name="Standard" style:list-style-name="L1">
      <style:text-properties officeooo:rsid="00111cb0" officeooo:paragraph-rsid="00111cb0"/>
    </style:style>
    <style:style style:name="P10" style:family="paragraph" style:parent-style-name="Standard" style:list-style-name="L1">
      <style:text-properties officeooo:rsid="0012266a" officeooo:paragraph-rsid="0012266a"/>
    </style:style>
    <style:style style:name="P11" style:family="paragraph" style:parent-style-name="Standard" style:list-style-name="L2">
      <style:text-properties officeooo:rsid="0012266a" officeooo:paragraph-rsid="0012266a"/>
    </style:style>
    <style:style style:name="P12" style:family="paragraph" style:parent-style-name="Standard" style:list-style-name="L3">
      <style:text-properties officeooo:rsid="0012266a" officeooo:paragraph-rsid="0012266a"/>
    </style:style>
    <style:style style:name="P13" style:family="paragraph" style:parent-style-name="Standard" style:list-style-name="L2">
      <style:text-properties officeooo:rsid="00131261" officeooo:paragraph-rsid="00131261"/>
    </style:style>
    <style:style style:name="P14" style:family="paragraph" style:parent-style-name="Standard" style:list-style-name="L2">
      <style:text-properties officeooo:rsid="0012bd2f" officeooo:paragraph-rsid="0012bd2f"/>
    </style:style>
    <style:style style:name="P15" style:family="paragraph" style:parent-style-name="Standard" style:list-style-name="L3">
      <style:text-properties officeooo:rsid="0012bd2f" officeooo:paragraph-rsid="001952c9"/>
    </style:style>
    <style:style style:name="P16" style:family="paragraph" style:parent-style-name="Standard" style:list-style-name="L1">
      <style:text-properties officeooo:rsid="001b20b7" officeooo:paragraph-rsid="001b20b7"/>
    </style:style>
    <style:style style:name="P17" style:family="paragraph" style:parent-style-name="Standard" style:list-style-name="L2">
      <style:text-properties officeooo:rsid="001c0757" officeooo:paragraph-rsid="001c0757"/>
    </style:style>
    <style:style style:name="T1" style:family="text">
      <style:text-properties officeooo:rsid="000e8d69"/>
    </style:style>
    <style:style style:name="T2" style:family="text">
      <style:text-properties officeooo:rsid="001073b7"/>
    </style:style>
    <style:style style:name="T3" style:family="text">
      <style:text-properties officeooo:rsid="0011ae3d"/>
    </style:style>
    <style:style style:name="T4" style:family="text">
      <style:text-properties officeooo:rsid="0014b596"/>
    </style:style>
    <style:style style:name="T5" style:family="text">
      <style:text-properties officeooo:rsid="00160b94"/>
    </style:style>
    <style:style style:name="T6" style:family="text">
      <style:text-properties officeooo:rsid="0017b7e6"/>
    </style:style>
    <style:style style:name="T7" style:family="text">
      <style:text-properties officeooo:rsid="001952c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e’s an early version of the open activism, discussion, and social collaboration network that I’m working on. I figured since the basic functionality is working <text:span text:style-name="T4">I might as well deploy it and see what happens. </text:span></text:p>
      <text:p text:style-name="P1">Basically <text:span text:style-name="T4">it’</text:span>s a forum for free discourse on any topic with people in Ames. It uses tagging and a nested commenting system to <text:span text:style-name="T2">facilitate</text:span> organized discussion on the matters of the day, <text:span text:style-name="T1">hoping to spark an increase in positive action</text:span>. </text:p>
      <text:p text:style-name="P1"/>
      <text:p text:style-name="P3">The idea is to be able to see what the people around you are really thinking about certain sets of topics, and have the opportunity to join in on the discussion. <text:span text:style-name="T5">This will hopefully get everyone on the same page and help them break out of the old paradigm and realize we can – and must – create a new way of living. </text:span></text:p>
      <text:p text:style-name="P1"/>
      <text:p text:style-name="P7">Here is the site (this address is temporary): <text:a xlink:type="simple" xlink:href="http://gdev.ddns.net/" text:style-name="Internet_20_link" text:visited-style-name="Visited_20_Internet_20_Link">http://gdev.ddns.net/</text:a></text:p>
      <text:p text:style-name="P7"/>
      <text:p text:style-name="P1"/>
      <text:p text:style-name="P2">What works:</text:p>
      <text:list xml:id="list5116016348848256278" text:style-name="L1">
        <text:list-item>
          <text:p text:style-name="P8">Posting <text:span text:style-name="T3">with tags</text:span></text:p>
        </text:list-item>
        <text:list-item>
          <text:p text:style-name="P8">Commenting</text:p>
        </text:list-item>
        <text:list-item>
          <text:p text:style-name="P9">Searching for posts by tag or user</text:p>
        </text:list-item>
        <text:list-item>
          <text:p text:style-name="P10">up/down vot<text:span text:style-name="T6">ing</text:span></text:p>
        </text:list-item>
        <text:list-item>
          <text:p text:style-name="P16">public user pages with short autobiography</text:p>
        </text:list-item>
      </text:list>
      <text:p text:style-name="P2">What is yet to be implemented:</text:p>
      <text:list xml:id="list3676639672466494190" text:style-name="L2">
        <text:list-item>
          <text:p text:style-name="P11">click on the tag buttons on a post to toggle it being in search query</text:p>
        </text:list-item>
        <text:list-item>
          <text:p text:style-name="P11">polls</text:p>
        </text:list-item>
        <text:list-item>
          <text:p text:style-name="P11">file attachments</text:p>
        </text:list-item>
        <text:list-item>
          <text:p text:style-name="P11">adjust the sorting of posts</text:p>
        </text:list-item>
        <text:list-item>
          <text:p text:style-name="P17">expand/collapse comments</text:p>
        </text:list-item>
        <text:list-item>
          <text:p text:style-name="P11">show related tags and how related they are, adjust threshold in search query</text:p>
        </text:list-item>
        <text:list-item>
          <text:p text:style-name="P13">better text editor</text:p>
        </text:list-item>
        <text:list-item>
          <text:p text:style-name="P14">much more</text:p>
        </text:list-item>
      </text:list>
      <text:p text:style-name="P1"/>
      <text:p text:style-name="P4">Questions I have for you:</text:p>
      <text:list xml:id="list7607620064145532046" text:style-name="L3">
        <text:list-item>
          <text:p text:style-name="P12">do you think anonymous posting should be allowed?</text:p>
        </text:list-item>
        <text:list-item>
          <text:p text:style-name="P15">Do you think this should be its own service, or integrated within the green umbrella website (<text:a xlink:type="simple" xlink:href="http://gdev.ddns.net:8080/" text:style-name="Internet_20_link" text:visited-style-name="Visited_20_Internet_20_Link"><text:span text:style-name="T7">http://gdev.ddns.net:8080/</text:span></text:a>), which would mean only people with iastate emails could use it (initially). The upside to this is that all the “green” clubs on campus would know about it and it would be advertised at green umbrella events. </text:p>
        </text:list-item>
      </text:list>
      <text:p text:style-name="P4"/>
      <text:p text:style-name="P6"/>
      <text:p text:style-name="P5"/>
      <text:p text:style-name="P5"/>
      <text:p text:style-name="P5">Here is the source code: <text:a xlink:type="simple" xlink:href="https://github.com/grothedev/actinet" text:style-name="Internet_20_link" text:visited-style-name="Visited_20_Internet_20_Link">https://github.com/grothedev/actine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8T23:28:53.411208121</meta:creation-date>
    <dc:date>2016-12-29T16:43:48.951897684</dc:date>
    <meta:editing-duration>PT2H44M3S</meta:editing-duration>
    <meta:editing-cycles>16</meta:editing-cycles>
    <meta:generator>LibreOffice/5.2.4.1$Linux_X86_64 LibreOffice_project/20m0$Build-1</meta:generator>
    <meta:document-statistic meta:table-count="0" meta:image-count="0" meta:object-count="0" meta:page-count="1" meta:paragraph-count="23" meta:word-count="303" meta:character-count="1710" meta:non-whitespace-character-count="1438"/>
  </office:meta>
</office:document-meta>
</file>